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transparent" style:font-weight-asian="bold" style:font-weight-complex="bold"/>
    </style:style>
    <style:style style:name="P5" style:family="paragraph" style:parent-style-name="Standard">
      <style:paragraph-properties fo:text-align="justify" style:justify-single-word="false">
        <style:tab-stops>
          <style:tab-stop style:position="0.5in"/>
        </style:tab-stops>
      </style:paragraph-properties>
      <style:text-properties fo:font-weight="bold" fo:background-color="#ffffff"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10" style:family="paragraph" style:parent-style-name="Standard">
      <style:text-properties fo:font-weight="normal" fo:background-color="#33cc66"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background-color="#000080"/>
    </style:style>
    <style:style style:name="P13" style:family="paragraph" style:parent-style-name="Standard">
      <style:text-properties fo:background-color="#ffff00"/>
    </style:style>
    <style:style style:name="P14" style:family="paragraph" style:parent-style-name="Standard">
      <style:text-properties fo:background-color="#ffffff"/>
    </style:style>
    <style:style style:name="P15" style:family="paragraph" style:parent-style-name="Standard">
      <style:text-properties fo:background-color="#ff0000"/>
    </style:style>
    <style:style style:name="P16" style:family="paragraph" style:parent-style-name="Standard" style:master-page-name="Standard">
      <style:paragraph-properties style:page-number="auto"/>
      <style:text-properties fo:font-weight="bold" fo:background-color="transparent" style:font-weight-asian="bold" style:font-weight-complex="bold"/>
    </style:style>
    <style:style style:name="P17"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1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1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20" style:family="paragraph" style:parent-style-name="Standard" style:list-style-name="L1">
      <style:text-properties fo:background-color="#ff0000"/>
    </style:style>
    <style:style style:name="P21" style:family="paragraph" style:parent-style-name="Standard" style:list-style-name="L4">
      <style:text-properties fo:background-color="#ff0000"/>
    </style:style>
    <style:style style:name="P22" style:family="paragraph" style:parent-style-name="Standard" style:list-style-name="L2">
      <style:text-properties fo:font-weight="normal" fo:background-color="#ff0000" style:font-weight-asian="normal" style:font-weight-complex="normal"/>
    </style:style>
    <style:style style:name="P23" style:family="paragraph" style:parent-style-name="Standard" style:list-style-name="L3">
      <style:text-properties fo:font-weight="normal" fo:background-color="#ff0000" style:font-weight-asian="normal" style:font-weight-complex="normal"/>
    </style:style>
    <style:style style:name="P24" style:family="paragraph" style:parent-style-name="Standard" style:list-style-name="WW8Num2">
      <style:paragraph-properties>
        <style:tab-stops>
          <style:tab-stop style:position="0.5in"/>
        </style:tab-stops>
      </style:paragraph-properties>
      <style:text-properties fo:font-weight="normal" style:font-weight-asian="normal" style:font-weight-complex="normal"/>
    </style:style>
    <style:style style:name="P25" style:family="paragraph" style:parent-style-name="Standard" style:list-style-name="L5">
      <style:text-properties fo:background-color="#ffff00"/>
    </style:style>
    <style:style style:name="P26"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0000"/>
    </style:style>
    <style:style style:name="T12" style:family="text">
      <style:text-properties fo:background-color="#ffffff"/>
    </style:style>
    <style:style style:name="T13" style:family="text">
      <style:text-properties style:text-underline-style="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YANG ABNF Grammar </text:p>
      <text:p text:style-name="P3"/>
      <text:p text:style-name="P6">The version of the RFC specification used is Internet-Draft, January 12, 2009 (draft-ietf-netmod-yang-03.txt).</text:p>
      <text:p text:style-name="P4"/>
      <text:p text:style-name="P4">Notation:</text:p>
      <text:p text:style-name="P4"/>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2"><text:span text:style-name="T4">TITLES –</text:span><text:span text:style-name="T5"> titles</text:span></text:p>
      <text:p text:style-name="P12"><text:span text:style-name="T6">COMMENTS </text:span><text:span text:style-name="T5">- comments</text:span></text:p>
      <text:p text:style-name="P6"/>
      <text:p text:style-name="P6"/>
      <text:p text:style-name="P2">Important notes:</text:p>
      <text:p text:style-name="P2">SCANNER:</text:p>
      <text:list text:style-name="WW8Num1">
        <text:list-item>
          <text:p text:style-name="P17">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17">A token in YANG is either a keyword, a string, ";", "{", or "}". <text:s/></text:p>
        </text:list-item>
        <text:list-item>
          <text:p text:style-name="P17">A string can be quoted or unquoted (RFC page 36). <text:s/>If a string contains any whitespace characters, a semicolon (";"), braces ("{" or "}"), or comment sequences ("//", "/*", or "*/"), then it MUST be enclosed within double or single quotes (RFC page 36). <text:s/></text:p>
        </text:list-item>
        <text:list-item>
          <text:p text:style-name="P17">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1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17"><text:s/>A single quoted string (enclosed within ' ') preserves each character within the quotes. <text:s/>A single quote character can not occur in a single quoted string, even when preceded by a backslash (RFC page 37). </text:p>
        </text:list-item>
        <text:list-item>
          <text:p text:style-name="P17">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17">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17">Within a double quoted string (enclosed within " "), a backslash character introduces a special character, which depends on the <text:s/>character that immediately follows the backslash: </text:p>
          <text:p text:style-name="P17"><text:s text:c="3"/>\n <text:s text:c="5"/>new line </text:p>
          <text:p text:style-name="P17"><text:s text:c="4"/>\t <text:s text:c="5"/>a tab character </text:p>
          <text:p text:style-name="P17"><text:s text:c="4"/>\" <text:s text:c="5"/>a double quote </text:p>
          <text:p text:style-name="P19"><text:s text:c="4"/>\\ <text:s text:c="5"/>a single backslash <text:s/>[BUG] (There is a problem in case when “\\” goes at the end of the <text:soft-page-break/>string befor <text:s/>a double quote character that is supposed to close the string. In that case that double quote symbol does not close the string.</text:p>
          <text:p text:style-name="P17"/>
        </text:list-item>
        <text:list-item>
          <text:p text:style-name="P17"><text:s/>If a double quoted string contains whitespace before a line break, <text:s text:c="2"/>this trailing whitespace is stripped from the string (RFC page 136). </text:p>
        </text:list-item>
        <text:list-item>
          <text:p text:style-name="P26"><text:s/>There MUST NOT be any <text:bookmark-start text:name="DDE_LINK87"/>circular<text:bookmark-end text:name="DDE_LINK87"/> chains of imports or includes. <text:s/>For <text:s text:c="2"/>example, if submodule "a" includes submodule "b", "b" cannot include <text:s text:c="2"/>"a".</text:p>
        </text:list-item>
      </text:list>
      <text:p text:style-name="P5">PARSER:</text:p>
      <text:p text:style-name="P11">1. The name of the type (defined by the 'typedef') MUST NOT be one of the YANG built-in types. <text:s/>If the typedef is defined at the top level of a YANG module or submodule, the name of the type to be defined MUST be unique within the module.</text:p>
      <text:p text:style-name="P9"/>
      <text:p text:style-name="Standard"/>
      <text:p text:style-name="Standard">module-stmt <text:s text:c="11"/>= <text:bookmark-start text:name="DDE_LINK21"/><text:span text:style-name="T7">optsep</text:span><text:bookmark-end text:name="DDE_LINK21"/><text:span text:style-name="T7"> module-keyword </text:span><text:bookmark-start text:name="DDE_LINK22"/><text:bookmark-start text:name="DDE_LINK23"/><text:span text:style-name="T7">sep</text:span><text:bookmark-end text:name="DDE_LINK22"/><text:bookmark-end text:name="DDE_LINK23"/><text:span text:style-name="T7"> identifier-arg-str </text:span><text:bookmark-start text:name="DDE_LINK20"/><text:span text:style-name="T7">optsep </text:span><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7"><text:span text:style-name="T12"><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Standard"><text:s text:c="29"/><text:bookmark-start text:name="DDE_LINK54"/>body-stmts <text:bookmark-end text:name="DDE_LINK54"/></text:p>
      <text:p text:style-name="P7"><text:s text:c="25"/>"}" optsep </text:p>
      <text:p text:style-name="Standard"/>
      <text:p text:style-name="Standard"/>
      <text:p text:style-name="Standard">submodule-stmt <text:s text:c="8"/>= optsep submodule-keyword sep identifier-arg-str optsep </text:p>
      <text:p text:style-name="Standard"><text:s text:c="25"/>"{" stmtsep </text:p>
      <text:p text:style-name="Standard"><text:s text:c="29"/>submodule-header-stmts </text:p>
      <text:p text:style-name="Standard"><text:s text:c="29"/>linkage-stmts </text:p>
      <text:p text:style-name="Standard"><text:s text:c="29"/>meta-stmts </text:p>
      <text:p text:style-name="Standard"><text:s text:c="29"/>revision-stmts </text:p>
      <text:p text:style-name="Standard"><text:s text:c="29"/>body-stmts </text:p>
      <text:p text:style-name="Standard"><text:s text:c="25"/>"}" optsep </text:p>
      <text:p text:style-name="Standard"/>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Standard">submodule-header-stmts = ;; these stmts can appear in any order </text:p>
      <text:p text:style-name="Standard"><text:s text:c="25"/>[yang-version-stmt stmtsep] </text:p>
      <text:p text:style-name="Standard"><text:s text:c="26"/>belongs-to-stmt stmtsep </text:p>
      <text:p text:style-name="Standard"/>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3">contact-stmt</text:span><text:bookmark-end text:name="DDE_LINK48"/> stmtsep] </text:p>
      <text:p text:style-name="P7"><text:s text:c="25"/>[<text:bookmark-start text:name="DDE_LINK49"/><text:bookmark-start text:name="DDE_LINK50"/>description-stmt<text:bookmark-end text:name="DDE_LINK49"/><text:bookmark-end text:name="DDE_LINK50"/> stmtsep] </text:p>
      <text:p text:style-name="P7"><text:s text:c="25"/>[reference-stmt stmtsep] </text:p>
      <text:p text:style-name="P7"><text:soft-page-break/></text:p>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52"/>revision-stmt<text:bookmark-end text:name="DDE_LINK52"/> stmtsep) </text:p>
      <text:p text:style-name="Standard"/>
      <text:p text:style-name="Standard">body-stmts <text:s text:c="12"/>= <text:span text:style-name="T7">*((</text:span><text:bookmark-start text:name="DDE_LINK66"/><text:bookmark-start text:name="DDE_LINK57"/><text:bookmark-start text:name="DDE_LINK55"/><text:span text:style-name="T7">extension-stmt</text:span><text:bookmark-end text:name="DDE_LINK66"/><text:bookmark-end text:name="DDE_LINK57"/><text:bookmark-end text:name="DDE_LINK55"/><text:span text:style-name="T7"> / </text:span></text:p>
      <text:p text:style-name="Standard"><text:s text:c="28"/><text:bookmark-start text:name="DDE_LINK67"/>feature-stmt <text:bookmark-end text:name="DDE_LINK67"/>/ </text:p>
      <text:p text:style-name="Standard"><text:s text:c="28"/>identity-stmt / </text:p>
      <text:p text:style-name="Standard"><text:s text:c="28"/><text:bookmark-start text:name="DDE_LINK82"/><text:bookmark-start text:name="DDE_LINK81"/><text:bookmark-start text:name="DDE_LINK80"/>typedef-stmt<text:bookmark-end text:name="DDE_LINK82"/><text:bookmark-end text:name="DDE_LINK81"/><text:bookmark-end text:name="DDE_LINK80"/> / </text:p>
      <text:p text:style-name="Standard"><text:s text:c="28"/>grouping-stmt / </text:p>
      <text:p text:style-name="Standard"><text:s text:c="28"/>data-def-stmt / </text:p>
      <text:p text:style-name="Standard"><text:s text:c="28"/>augment-stmt / </text:p>
      <text:p text:style-name="Standard"><text:s text:c="28"/>rpc-stmt / </text:p>
      <text:p text:style-name="Standard"><text:s text:c="28"/>notification-stmt / </text:p>
      <text:p text:style-name="Standard"><text:s text:c="28"/>deviation-stmt) <text:span text:style-name="T7">stmtsep) </text:span></text:p>
      <text:p text:style-name="Standard"/>
      <text:p text:style-name="Standard">data-def-stmt <text:s text:c="9"/>= container-stmt / </text:p>
      <text:p text:style-name="Standard"><text:s text:c="25"/>leaf-stmt / </text:p>
      <text:p text:style-name="Standard"><text:s text:c="25"/>leaf-list-stmt / </text:p>
      <text:p text:style-name="Standard"><text:s text:c="25"/>list-stmt / </text:p>
      <text:p text:style-name="Standard"><text:s text:c="25"/>choice-stmt / </text:p>
      <text:p text:style-name="Standard"><text:s text:c="25"/>anyxml-stmt / </text:p>
      <text:p text:style-name="Standard"><text:s text:c="25"/>uses-stmt </text:p>
      <text:p text:style-name="Standard"/>
      <text:p text:style-name="Standard">case-data-def-stmt <text:s text:c="4"/>= container-stmt / </text:p>
      <text:p text:style-name="Standard"><text:s text:c="25"/>leaf-stmt / </text:p>
      <text:p text:style-name="Standard"><text:s text:c="25"/>leaf-list-stmt / </text:p>
      <text:p text:style-name="Standard"><text:s text:c="25"/>list-stmt / </text:p>
      <text:p text:style-name="Standard"><text:s text:c="25"/>anyxml-stmt / </text:p>
      <text:p text:style-name="Standard"><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15"><text:bookmark-start text:name="DDE_LINK43"/>ISSUES<text:bookmark-end text:name="DDE_LINK43"/>: </text:p>
      <text:list text:style-name="L1">
        <text:list-item>
          <text:p text:style-name="P20">revision-stmt is not supported yet;</text:p>
        </text:list-item>
        <text:list-item>
          <text:p text:style-name="P20">the functionality of the import has not been really tested, just the syntactic part of that statement (syntax validation). It seems that the logic does not really work;</text:p>
        </text:list-item>
      </text:list>
      <text:p text:style-name="P7">import-stmt <text:s text:c="11"/>= import-keyword sep identifier-arg-str optsep </text:p>
      <text:p text:style-name="Standard"><text:soft-page-break/><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Standard"><text:s text:c="29"/><text:span text:style-name="T11">[-stmt </text:span><text:bookmark-start text:name="DDE_LINK44"/><text:span text:style-name="T11">stmtsep</text:span><text:bookmark-end text:name="DDE_LINK44"/><text:span text:style-name="T11">] </text:span></text:p>
      <text:p text:style-name="P7"><text:s text:c="25"/>"}" </text:p>
      <text:p text:style-name="Standard"/>
      <text:list text:style-name="L2">
        <text:list-header>
          <text:p text:style-name="P22">ISSUES:</text:p>
        </text:list-header>
      </text:list>
      <text:list text:style-name="L3">
        <text:list-item>
          <text:p text:style-name="P23">There is just a syntax validation for that statement;</text:p>
        </text:list-item>
        <text:list-item>
          <text:p text:style-name="P23">The logic for 'include' is completely copied from the 'import'. Should be implemented from scratch. There is no datastructure for that statement;</text:p>
        </text:list-item>
        <text:list-item>
          <text:p text:style-name="P23">revision-stmt is not supported yet;</text:p>
        </text:list-item>
      </text:list>
      <text:p text:style-name="P7">include-stmt <text:s text:c="10"/>= include-keyword sep identifier-arg-str optsep </text:p>
      <text:p text:style-name="P7"><text:s text:c="25"/>(";" / </text:p>
      <text:p text:style-name="P7"><text:s text:c="26"/>"{" stmtsep </text:p>
      <text:p text:style-name="P15"><text:s text:c="29"/>[<text:bookmark-start text:name="DDE_LINK45"/>revision-stmt<text:bookmark-end text:name="DDE_LINK45"/> stmtsep] </text:p>
      <text:p text:style-name="P7"><text:s text:c="26"/>"}") </text:p>
      <text:p text:style-name="Standard"/>
      <text:p text:style-name="P15">ISSUE: there is no check for uri-sep rules</text:p>
      <text:p text:style-name="P7">namespace-stmt <text:s text:c="8"/>= namespace-keyword sep uri-str optsep <text:bookmark-start text:name="DDE_LINK28"/>stmtend<text:bookmark-end text:name="DDE_LINK28"/> </text:p>
      <text:p text:style-name="Standard"/>
      <text:p text:style-name="P15">uri-str <text:s text:c="15"/>= &lt; a string which matches the rule <text:s/>URI in RFC 3986 &gt; </text:p>
      <text:p text:style-name="P15"/>
      <text:p text:style-name="P7">prefix-stmt <text:s text:c="11"/>= prefix-keyword sep <text:bookmark-start text:name="DDE_LINK42"/>prefix-arg-str <text:bookmark-end text:name="DDE_LINK42"/><text:s text:c="3"/>optsep stmtend </text:p>
      <text:p text:style-name="P7"/>
      <text:p text:style-name="Standard">belongs-to-stmt <text:s text:c="7"/>= belongs-to-keyword sep identifier-arg-str <text:s/>optsep </text:p>
      <text:p text:style-name="Standard"><text:s text:c="25"/>"{" stmtsep </text:p>
      <text:p text:style-name="Standard"><text:s text:c="29"/>prefix-stmt stmtsep </text:p>
      <text:p text:style-name="Standard"><text:s text:c="25"/>"}" </text:p>
      <text:p text:style-name="Standard"/>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Standard">units-stmt <text:s text:c="12"/>= units-keyword sep string optsep stmtend </text:p>
      <text:p text:style-name="Standard"/>
      <text:p text:style-name="P15">ISSUES:</text:p>
      <text:p text:style-name="P15">1. The syntax validation is supported completely, but this information is not store anywhere in the tree structure; Should be implemented.</text:p>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stmtsep] </text:p>
      <text:p text:style-name="P7"><text:s text:c="26"/>"}") </text:p>
      <text:p text:style-name="P7"><text:soft-page-break/></text:p>
      <text:p text:style-name="P15">ISSUES:</text:p>
      <text:p text:style-name="P15">1. extensions with the same names are allowed; there is no semantic check;</text:p>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60"/>argument-stmt<text:bookmark-end text:name="DDE_LINK60"/> stmtsep] </text:p>
      <text:p text:style-name="P7"><text:s text:c="30"/>[<text:bookmark-start text:name="DDE_LINK61"/>status-stmt<text:bookmark-end text:name="DDE_LINK61"/> 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15">ISSUES:</text:p>
      <text:list text:style-name="L4">
        <text:list-item>
          <text:p text:style-name="P21">Just syntax validation, the data are not stored anywhere in datastructures;</text:p>
        </text:list-item>
        <text:list-item>
          <text:p text:style-name="P21">[yin-element-stmt stmtsep] <text:s/>is not supported yet;</text:p>
        </text:list-item>
      </text:list>
      <text:p text:style-name="P7">argument-stmt <text:s text:c="9"/>= argument-keyword sep identifier-arg-str optsep </text:p>
      <text:p text:style-name="P7"><text:s text:c="25"/>(";" / </text:p>
      <text:p text:style-name="P7"><text:s text:c="26"/>"{" stmtsep </text:p>
      <text:p text:style-name="P15"><text:s text:c="29"/>[yin-element-stmt stmtsep] </text:p>
      <text:p text:style-name="P7"><text:s text:c="26"/>"}") </text:p>
      <text:p text:style-name="Standard"/>
      <text:p text:style-name="Standard">yin-element-stmt <text:s text:c="6"/>= yin-element-keyword sep yin-element-arg-str </text:p>
      <text:p text:style-name="Standard"><text:s text:c="25"/>stmtend </text:p>
      <text:p text:style-name="Standard"/>
      <text:p text:style-name="Standard">yin-element-arg-str <text:s text:c="3"/>= &lt; a string which matches the rule </text:p>
      <text:p text:style-name="Standard"><text:s text:c="27"/>yin-element-arg &gt; </text:p>
      <text:p text:style-name="Standard"/>
      <text:p text:style-name="Standard">yin-element-arg <text:s text:c="7"/>= true-keyword / false-keyword </text:p>
      <text:p text:style-name="Standard"/>
      <text:p text:style-name="Standard">identity-stmt <text:s text:c="9"/>= identity-keyword sep identifier-arg-str optsep </text:p>
      <text:p text:style-name="Standard"><text:s text:c="25"/>(";" / </text:p>
      <text:p text:style-name="Standard"><text:s text:c="26"/>"{" stmtsep </text:p>
      <text:p text:style-name="Standard"><text:s text:c="30"/>;; these stmts can appear in any order </text:p>
      <text:p text:style-name="Standard"><text:s text:c="30"/>[bas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base-stmt <text:s text:c="13"/>= base-keyword sep identifier-ref-arg-str </text:p>
      <text:p text:style-name="Standard"><text:s text:c="25"/>optsep stmtend </text:p>
      <text:p text:style-name="Standard"/>
      <text:p text:style-name="Standard">feature-stmt <text:s text:c="10"/>= <text:bookmark-start text:name="DDE_LINK68"/>feature-keyword<text:bookmark-end text:name="DDE_LINK68"/> sep identifier-arg-str optsep </text:p>
      <text:p text:style-name="Standard"><text:s text:c="25"/>(";" / </text:p>
      <text:p text:style-name="Standard"><text:s text:c="26"/>"{" stmtsep </text:p>
      <text:p text:style-name="Standard"><text:soft-page-break/><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if-feature-stmt <text:s text:c="7"/>= if-feature-keyword sep identifier-ref-arg-str </text:p>
      <text:p text:style-name="Standard"><text:s text:c="25"/>optsep stmtend </text:p>
      <text:p text:style-name="Standard"/>
      <text:p text:style-name="Standard">typedef-stmt <text:s text:c="9"/><text:span text:style-name="T7"><text:s/>= typedef-keyword sep identifier-arg-str optsep </text:span></text:p>
      <text:p text:style-name="P7"><text:s text:c="25"/>"{" stmtsep </text:p>
      <text:p text:style-name="P7"><text:s text:c="29"/>;; these stmts can appear in any order </text:p>
      <text:p text:style-name="Standard"><text:s text:c="29"/><text:bookmark-start text:name="DDE_LINK84"/><text:bookmark-start text:name="DDE_LINK83"/>type-stmt<text:bookmark-end text:name="DDE_LINK84"/><text:bookmark-end text:name="DDE_LINK83"/> stmtsep </text:p>
      <text:p text:style-name="Standard"><text:s text:c="29"/>[units-stmt stmtsep] </text:p>
      <text:p text:style-name="Standard"><text:s text:c="29"/>[<text:bookmark-start text:name="DDE_LINK86"/>default-stmt<text:bookmark-end text:name="DDE_LINK86"/> stmtsep] </text:p>
      <text:p text:style-name="Standard"><text:s text:c="29"/>[status-stmt stmtsep] </text:p>
      <text:p text:style-name="Standard"><text:s text:c="29"/>[description-stmt stmtsep] </text:p>
      <text:p text:style-name="Standard"><text:s text:c="29"/>[reference-stmt stmtsep] </text:p>
      <text:p text:style-name="P7"><text:s text:c="26"/>"}" </text:p>
      <text:p text:style-name="Standard"/>
      <text:p text:style-name="Standard">type-stmt <text:s text:c="13"/>= type-keyword sep <text:bookmark-start text:name="DDE_LINK"/>identifier-ref-arg-str<text:bookmark-end text:name="DDE_LINK"/> optsep </text:p>
      <text:p text:style-name="Standard"><text:s text:c="25"/>(";" / </text:p>
      <text:p text:style-name="Standard"><text:s text:c="26"/>"{" stmtsep </text:p>
      <text:p text:style-name="Standard"><text:s text:c="30"/>type-body-stmts </text:p>
      <text:p text:style-name="Standard"><text:s text:c="26"/>"}") </text:p>
      <text:p text:style-name="Standard"/>
      <text:p text:style-name="Standard">type-body-stmts <text:s/>= numerical-restrictions / </text:p>
      <text:p text:style-name="Standard"><text:s text:c="27"/>string-restrictions / </text:p>
      <text:p text:style-name="Standard"><text:s text:c="27"/>enum-specification / </text:p>
      <text:p text:style-name="Standard"><text:s text:c="27"/>leafref-specification / </text:p>
      <text:p text:style-name="Standard"><text:s text:c="27"/>identityref-specification / </text:p>
      <text:p text:style-name="Standard"><text:s text:c="27"/>bits-specification / </text:p>
      <text:p text:style-name="Standard"><text:s text:c="25"/>union-specification </text:p>
      <text:p text:style-name="Standard"/>
      <text:p text:style-name="Standard">numerical-restrictions = range-stmt stmtsep </text:p>
      <text:p text:style-name="Standard"/>
      <text:p text:style-name="Standard">range-stmt <text:s text:c="12"/>= range-keyword sep <text:bookmark-start text:name="DDE_LINK85"/>range-arg-str<text:bookmark-end text:name="DDE_LINK85"/>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text:soft-page-break/></text:p>
      <text:p text:style-name="Standard">string-restrictions <text:s text:c="3"/>= ;; these stmts can appear in any order </text:p>
      <text:p text:style-name="Standard"><text:s text:c="25"/>[length-stmt stmtsep] </text:p>
      <text:p text:style-name="Standard"><text:s text:c="25"/>*(pattern-stmt stmtsep) </text:p>
      <text:p text:style-name="Standard"/>
      <text:p text:style-name="Standard">length-stmt <text:s text:c="11"/>= length-keyword sep length-arg-str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pattern-stmt <text:s text:c="10"/>= pattern-keyword sep string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6"/>"}") </text:p>
      <text:p text:style-name="Standard"/>
      <text:p text:style-name="Standard">default-stmt <text:s text:c="10"/>= default-keyword sep string stmtend </text:p>
      <text:p text:style-name="Standard"/>
      <text:p text:style-name="Standard">enum-specification <text:s text:c="4"/>= 1*(enum-stmt stmtsep) </text:p>
      <text:p text:style-name="Standard"/>
      <text:p text:style-name="Standard">enum-stmt <text:s text:c="13"/>= enum-keyword sep string optsep </text:p>
      <text:p text:style-name="Standard"><text:s text:c="25"/>(";" / </text:p>
      <text:p text:style-name="Standard"><text:s text:c="26"/>"{" stmtsep </text:p>
      <text:p text:style-name="Standard"><text:s text:c="30"/>;; these stmts can appear in any order </text:p>
      <text:p text:style-name="Standard"><text:s text:c="30"/>[value-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leafref-specification <text:s/>= ;; these stmts can appear in any order </text:p>
      <text:p text:style-name="Standard"><text:s text:c="25"/>path-stmt stmtsep </text:p>
      <text:p text:style-name="Standard"><text:s text:c="25"/>[require-instance-stmt stmtsep] </text:p>
      <text:p text:style-name="Standard"/>
      <text:p text:style-name="Standard">path-stmt <text:s text:c="13"/>= path-keyword sep path-arg-str stmtend </text:p>
      <text:p text:style-name="Standard"/>
      <text:p text:style-name="Standard">require-instance-stmt <text:s/>= require-instance-keyword sep </text:p>
      <text:p text:style-name="Standard"><text:soft-page-break/><text:s text:c="25"/>require-instance-arg-str stmtend </text:p>
      <text:p text:style-name="Standard"/>
      <text:p text:style-name="Standard">require-instance-arg-str = &lt; a string which matches the rule </text:p>
      <text:p text:style-name="Standard"><text:s text:c="27"/>require-instance-arg &gt; </text:p>
      <text:p text:style-name="Standard"/>
      <text:p text:style-name="Standard">require-instance-arg <text:s text:c="2"/>= true-keyword / false-keyword </text:p>
      <text:p text:style-name="Standard"/>
      <text:p text:style-name="Standard"/>
      <text:p text:style-name="Standard"/>
      <text:p text:style-name="Standard">identityref-specification = ;; these stmts can appear in any order </text:p>
      <text:p text:style-name="Standard"><text:s text:c="25"/>base-stmt stmtsep </text:p>
      <text:p text:style-name="Standard"><text:s text:c="25"/>[require-instance-stmt stmtsep] </text:p>
      <text:p text:style-name="Standard"/>
      <text:p text:style-name="Standard">union-specification <text:s text:c="3"/>= 1*(type-stmt stmtsep) </text:p>
      <text:p text:style-name="Standard"/>
      <text:p text:style-name="Standard">bits-specification <text:s text:c="4"/>= 1*(bit-stmt stmtsep) </text:p>
      <text:p text:style-name="Standard"/>
      <text:p text:style-name="Standard">bit-stmt <text:s text:c="14"/>= bit-keyword sep identifier-arg-str optsep </text:p>
      <text:p text:style-name="Standard"><text:s text:c="25"/>(";" / </text:p>
      <text:p text:style-name="Standard"><text:s text:c="26"/>"{" stmtsep </text:p>
      <text:p text:style-name="Standard"><text:s text:c="30"/>;; these stmts can appear in any order </text:p>
      <text:p text:style-name="Standard"><text:s text:c="30"/>[position-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text:s text:c="26"/>"}") </text:p>
      <text:p text:style-name="Standard"/>
      <text:p text:style-name="Standard">position-stmt <text:s text:c="9"/>= position-keyword sep </text:p>
      <text:p text:style-name="Standard"><text:s text:c="25"/>position-value-arg-str stmtend </text:p>
      <text:p text:style-name="Standard"/>
      <text:p text:style-name="Standard">position-value-arg-str = &lt; a string which matches the rule </text:p>
      <text:p text:style-name="Standard"><text:s text:c="27"/>position-value-arg &gt; </text:p>
      <text:p text:style-name="Standard"/>
      <text:p text:style-name="Standard">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Standard">config-stmt <text:s text:c="11"/>= config-keyword sep </text:p>
      <text:p text:style-name="Standard"><text:soft-page-break/><text:s text:c="25"/>config-arg-str stmtend </text:p>
      <text:p text:style-name="Standard"/>
      <text:p text:style-name="Standard">config-arg-str <text:s text:c="8"/>= &lt; a string which matches the rule </text:p>
      <text:p text:style-name="Standard"><text:s text:c="27"/>config-arg &gt; </text:p>
      <text:p text:style-name="Standard"/>
      <text:p text:style-name="Standard">config-arg <text:s text:c="12"/>= true-keyword / false-keyword </text:p>
      <text:p text:style-name="Standard"/>
      <text:p text:style-name="Standard">mandatory-stmt <text:s text:c="8"/>= mandatory-keyword sep </text:p>
      <text:p text:style-name="Standard"><text:s text:c="25"/>mandatory-arg-str stmtend </text:p>
      <text:p text:style-name="Standard"/>
      <text:p text:style-name="Standard">mandatory-arg-str <text:s text:c="5"/>= &lt; a string which matches the rule </text:p>
      <text:p text:style-name="Standard"><text:s text:c="27"/>mandatory-arg &gt; </text:p>
      <text:p text:style-name="Standard"/>
      <text:p text:style-name="Standard">mandatory-arg <text:s text:c="9"/>= true-keyword / false-keyword </text:p>
      <text:p text:style-name="Standard"/>
      <text:p text:style-name="Standard">presence-stmt <text:s text:c="9"/>= presence-keyword sep string stmtend </text:p>
      <text:p text:style-name="Standard"/>
      <text:p text:style-name="Standard">ordered-by-stmt <text:s text:c="7"/>= ordered-by-keyword sep </text:p>
      <text:p text:style-name="Standard"><text:s text:c="25"/>ordered-by-arg-str stmtend </text:p>
      <text:p text:style-name="Standard"/>
      <text:p text:style-name="Standard">ordered-by-arg-str <text:s text:c="4"/>= &lt; a string which matches the rule </text:p>
      <text:p text:style-name="Standard"><text:s text:c="27"/>ordered-by-arg &gt; </text:p>
      <text:p text:style-name="Standard"/>
      <text:p text:style-name="Standard">ordered-by-arg <text:s text:c="8"/>= user-keyword / system-keyword </text:p>
      <text:p text:style-name="Standard"/>
      <text:p text:style-name="Standard">must-stmt <text:s text:c="13"/>= must-keyword sep string optsep </text:p>
      <text:p text:style-name="Standard"><text:s text:c="25"/>(";" / </text:p>
      <text:p text:style-name="Standard"><text:s text:c="25"/>"{"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error-message-stmt <text:s text:c="4"/>= error-message-keyword sep string stmtend </text:p>
      <text:p text:style-name="Standard"/>
      <text:p text:style-name="Standard">error-app-tag-stmt <text:s text:c="4"/>= error-app-tag-keyword sep string stmtend </text:p>
      <text:p text:style-name="Standard"/>
      <text:p text:style-name="Standard">min-elements-stmt <text:s text:c="5"/>= min-elements-keyword sep </text:p>
      <text:p text:style-name="Standard"><text:s text:c="25"/>min-value-arg-str stmtend; </text:p>
      <text:p text:style-name="Standard"/>
      <text:p text:style-name="Standard">min-value-arg-str <text:s text:c="5"/>= &lt; a string which matches the rule </text:p>
      <text:p text:style-name="Standard"><text:s text:c="27"/>min-value-arg &gt; </text:p>
      <text:p text:style-name="Standard"/>
      <text:p text:style-name="Standard">min-value-arg <text:s text:c="9"/>= non-negative-decimal-value </text:p>
      <text:p text:style-name="Standard"><text:soft-page-break/></text:p>
      <text:p text:style-name="Standard">max-elements-stmt <text:s text:c="5"/>= max-elements-keyword sep </text:p>
      <text:p text:style-name="Standard"><text:s text:c="25"/>max-value-arg-str stmtend; </text:p>
      <text:p text:style-name="Standard"/>
      <text:p text:style-name="Standard">max-value-arg-str <text:s text:c="5"/>= &lt; a string which matches the rule </text:p>
      <text:p text:style-name="Standard"><text:s text:c="27"/>max-value-arg &gt; </text:p>
      <text:p text:style-name="Standard"/>
      <text:p text:style-name="Standard">max-value-arg <text:s text:c="9"/>= unbounded-keyword / </text:p>
      <text:p text:style-name="Standard"><text:s text:c="25"/>positive-decimal-value </text:p>
      <text:p text:style-name="Standard"/>
      <text:p text:style-name="Standard">value-stmt <text:s text:c="12"/>= value-keyword sep decimal-value stmtend </text:p>
      <text:p text:style-name="Standard"/>
      <text:p text:style-name="Standard">grouping-stmt <text:s text:c="9"/>= grouping-keyword sep identifier-arg-str optsep </text:p>
      <text:p text:style-name="Standard"><text:s text:c="25"/>(";" / </text:p>
      <text:p text:style-name="Standard"><text:s text:c="26"/>"{" stmtsep </text:p>
      <text:p text:style-name="Standard"><text:s text:c="30"/>;; these stmts can appear in any order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container-stmt <text:s text:c="8"/>= container-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29"/>*(if-feature-stmt stmtsep) </text:p>
      <text:p text:style-name="Standard"><text:s text:c="30"/>*(must-stmt stmtsep) </text:p>
      <text:p text:style-name="Standard"><text:s text:c="30"/>[presence-stmt stmtsep] </text:p>
      <text:p text:style-name="Standard"><text:s text:c="30"/>[config-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leaf-stmt <text:s text:c="13"/>= leaf-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oft-page-break/><text:s text:c="29"/>type-stmt stmtsep </text:p>
      <text:p text:style-name="Standard"><text:s text:c="29"/>[units-stmt stmtsep] </text:p>
      <text:p text:style-name="Standard"><text:s text:c="29"/>*(must-stmt stmtsep) </text:p>
      <text:p text:style-name="Standard"><text:s text:c="29"/>[default-stmt stmtsep] </text:p>
      <text:p text:style-name="Standard"><text:s text:c="29"/>[config-stmt stmtsep] </text:p>
      <text:p text:style-name="Standard"><text:s text:c="29"/>[mandator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eaf-list-stmt <text:s text:c="8"/>= leaf-list-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type-stmt stmtsep </text:p>
      <text:p text:style-name="Standard"><text:s text:c="29"/>[units-stmt stmtsep] </text:p>
      <text:p text:style-name="Standard"><text:s text:c="29"/>*(must-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ist-stmt <text:s text:c="13"/>= list-keyword sep identifier-arg-str optsep </text:p>
      <text:p text:style-name="Standard"><text:s text:c="25"/>"{" stmtsep </text:p>
      <text:p text:style-name="Standard"><text:s text:c="29"/>;; these stmts can appear in any order </text:p>
      <text:p text:style-name="Standard"><text:s text:c="28"/>[when-stmt stmtsep] </text:p>
      <text:p text:style-name="Standard"><text:s text:c="29"/>*(if-feature-stmt stmtsep) </text:p>
      <text:p text:style-name="Standard"><text:s text:c="29"/>*(must-stmt stmtsep) </text:p>
      <text:p text:style-name="Standard"><text:s text:c="29"/>[key-stmt stmtsep] </text:p>
      <text:p text:style-name="Standard"><text:s text:c="29"/>*(unique-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9"/>*((typedef-stmt / </text:p>
      <text:p text:style-name="Standard"><text:s text:c="32"/>grouping-stmt) stmtsep) </text:p>
      <text:p text:style-name="Standard"><text:s text:c="29"/>1*(data-def-stmt stmtsep) </text:p>
      <text:p text:style-name="Standard"><text:soft-page-break/><text:s text:c="26"/>"}" </text:p>
      <text:p text:style-name="Standard"/>
      <text:p text:style-name="Standard">key-stmt <text:s text:c="14"/>= key-keyword sep key-arg-str stmtend </text:p>
      <text:p text:style-name="Standard"/>
      <text:p text:style-name="Standard">key-arg-str <text:s text:c="11"/>= &lt; a string which matches the rule </text:p>
      <text:p text:style-name="Standard"><text:s text:c="27"/>key-arg &gt; </text:p>
      <text:p text:style-name="Standard"/>
      <text:p text:style-name="Standard">key-arg <text:s text:c="15"/>= identifier *(sep identifier) </text:p>
      <text:p text:style-name="Standard"/>
      <text:p text:style-name="Standard">unique-stmt <text:s text:c="11"/>= unique-keyword sep unique-arg-str stmtend </text:p>
      <text:p text:style-name="Standard"/>
      <text:p text:style-name="Standard">unique-arg-str <text:s text:c="8"/>= &lt; a string which matches the rule </text:p>
      <text:p text:style-name="Standard"><text:s text:c="27"/>unique-arg &gt; </text:p>
      <text:p text:style-name="Standard"/>
      <text:p text:style-name="Standard">unique-arg <text:s text:c="12"/>= descendant-schema-nodeid </text:p>
      <text:p text:style-name="Standard"><text:s text:c="25"/>*(sep descendant-schema-nodeid) </text:p>
      <text:p text:style-name="Standard"/>
      <text:p text:style-name="Standard">choice-stmt <text:s text:c="11"/>= choic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defaul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30"/>*((short-case-stmt / case-stmt) stmtsep) </text:p>
      <text:p text:style-name="Standard"><text:s text:c="26"/>"}") </text:p>
      <text:p text:style-name="Standard"/>
      <text:p text:style-name="Standard">short-case-stmt <text:s text:c="7"/>= container-stmt / </text:p>
      <text:p text:style-name="Standard"><text:s text:c="24"/>leaf-stmt / </text:p>
      <text:p text:style-name="Standard"><text:s text:c="25"/>leaf-list-stmt / </text:p>
      <text:p text:style-name="Standard"><text:s text:c="25"/>list-stmt / </text:p>
      <text:p text:style-name="Standard"><text:s text:c="25"/>anyxml-stmt </text:p>
      <text:p text:style-name="Standard"/>
      <text:p text:style-name="Standard">case-stmt <text:s text:c="13"/>= cas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oft-page-break/><text:s text:c="30"/>[reference-stmt stmtsep] </text:p>
      <text:p text:style-name="Standard"><text:s text:c="30"/>*(case-data-def-stmt stmtsep) </text:p>
      <text:p text:style-name="Standard"><text:s text:c="26"/>"}") </text:p>
      <text:p text:style-name="Standard"/>
      <text:p text:style-name="Standard">anyxml-stmt <text:s text:c="11"/>= anyxml-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mus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uses-stmt <text:s text:c="13"/>= uses-keyword sep identifier-ref-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refine-stmt stmtsep) </text:p>
      <text:p text:style-name="Standard"><text:s text:c="30"/>*(uses-augment-stmt stmtsep) </text:p>
      <text:p text:style-name="Standard"><text:s text:c="26"/>"}") </text:p>
      <text:p text:style-name="Standard"/>
      <text:p text:style-name="Standard">refine-stmt <text:s text:c="11"/>= refine-keyword sep refine-arg-str optsep </text:p>
      <text:p text:style-name="Standard"><text:s text:c="25"/>(";" / </text:p>
      <text:p text:style-name="Standard"><text:s text:c="26"/>"{" stmtsep </text:p>
      <text:p text:style-name="Standard"><text:s text:c="30"/>(refine-container-stmts / </text:p>
      <text:p text:style-name="Standard"><text:s/></text:p>
      <text:p text:style-name="Standard"><text:s text:c="30"/>refine-leaf-stmts / </text:p>
      <text:p text:style-name="Standard"><text:s text:c="31"/>refine-leaf-list-stmts / </text:p>
      <text:p text:style-name="Standard"><text:s text:c="31"/>refine-list-stmts / </text:p>
      <text:p text:style-name="Standard"><text:s text:c="31"/>refine-choice-stmts / </text:p>
      <text:p text:style-name="Standard"><text:s text:c="31"/>refine-case-stmts / </text:p>
      <text:p text:style-name="Standard"><text:s text:c="31"/>refine-anyxml-stmts) </text:p>
      <text:p text:style-name="Standard"><text:s text:c="26"/>"}") </text:p>
      <text:p text:style-name="Standard"/>
      <text:p text:style-name="Standard">refine-arg-str <text:s text:c="8"/>= &lt; a string which matches the rule </text:p>
      <text:p text:style-name="Standard"><text:s text:c="27"/>refine-arg &gt; </text:p>
      <text:p text:style-name="Standard"><text:soft-page-break/></text:p>
      <text:p text:style-name="Standard">refine-arg <text:s text:c="12"/>= descendant-schema-nodeid </text:p>
      <text:p text:style-name="Standard"/>
      <text:p text:style-name="Standard">refine-container-stmts = ;; these stmts can appear in any order </text:p>
      <text:p text:style-name="Standard"><text:s text:c="25"/>*(must-stmt stmtsep) </text:p>
      <text:p text:style-name="Standard"><text:s text:c="25"/>[presence-stmt stmtsep] </text:p>
      <text:p text:style-name="Standard"><text:s text:c="25"/>[config-stmt stmtsep] </text:p>
      <text:p text:style-name="Standard"><text:s text:c="25"/>[description-stmt stmtsep] </text:p>
      <text:p text:style-name="Standard"><text:s text:c="25"/>[reference-stmt stmtsep] </text:p>
      <text:p text:style-name="Standard"/>
      <text:p text:style-name="Standard">refine-leaf-stmts <text:s text:c="5"/>= ;; these stmts can appear in any order </text:p>
      <text:p text:style-name="Standard"><text:s text:c="25"/>*(must-stmt stmtsep) </text:p>
      <text:p text:style-name="Standard"><text:s text:c="25"/>[default-stmt stmtsep]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refine-leaf-list-stmts =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list-stmts <text:s text:c="5"/>=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choice-stmts <text:s text:c="3"/>= ;; these stmts can appear in any order </text:p>
      <text:p text:style-name="Standard"><text:s text:c="25"/>[default-stmt stmtsep] </text:p>
      <text:p text:style-name="Standard"><text:s text:c="25"/>[config-stmt stmtsep] </text:p>
      <text:p text:style-name="Standard"><text:s text:c="25"/>[mandatory-stmt stmtsep] </text:p>
      <text:p text:style-name="Standard"><text:s text:c="24"/>[description-stmt stmtsep] </text:p>
      <text:p text:style-name="Standard"><text:s text:c="25"/>[reference-stmt stmtsep] </text:p>
      <text:p text:style-name="Standard"/>
      <text:p text:style-name="Standard">refine-case-stmts <text:s text:c="5"/>= ;; these stmts can appear in any order </text:p>
      <text:p text:style-name="Standard"><text:s text:c="25"/>[description-stmt stmtsep] </text:p>
      <text:p text:style-name="Standard"><text:s text:c="25"/>[reference-stmt stmtsep] </text:p>
      <text:p text:style-name="Standard"/>
      <text:p text:style-name="Standard"/>
      <text:p text:style-name="Standard"><text:soft-page-break/>refine-anyxml-stmts <text:s text:c="3"/>= ;; these stmts can appear in any order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uses-augment-stmt <text:s text:c="5"/>= augment-keyword sep uses-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uses-augment-arg-str <text:s text:c="2"/>= &lt; a string which matches the rule </text:p>
      <text:p text:style-name="Standard"><text:s text:c="27"/>uses-augment-arg &gt; </text:p>
      <text:p text:style-name="Standard"/>
      <text:p text:style-name="Standard">uses-augment-arg <text:s text:c="6"/>= descendant-schema-nodeid </text:p>
      <text:p text:style-name="Standard"/>
      <text:p text:style-name="Standard">augment-stmt <text:s text:c="10"/>= augment-keyword sep 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augment-arg-str <text:s text:c="7"/>= &lt; a string which matches the rule </text:p>
      <text:p text:style-name="Standard"><text:s text:c="27"/>augment-arg &gt; </text:p>
      <text:p text:style-name="Standard"/>
      <text:p text:style-name="Standard">augment-arg <text:s text:c="11"/>= absolute-schema-nodeid </text:p>
      <text:p text:style-name="Standard"/>
      <text:p text:style-name="Standard"/>
      <text:p text:style-name="P13">TODO: </text:p>
      <text:list text:style-name="L5">
        <text:list-item>
          <text:p text:style-name="P25">There is no check whether <text:s/>identifier is defined in the module (I am not sure that check is requited, but pyang works in that way)</text:p>
        </text:list-item>
        <text:list-item>
          <text:p text:style-name="P25">Such statements are just skipped and not saved yet;</text:p>
        </text:list-item>
      </text:list>
      <text:p text:style-name="P7">unknown-statement <text:s text:c="5"/>= <text:span text:style-name="T11">prefix ":"</text:span> <text:bookmark-start text:name="DDE_LINK33"/>identifier<text:bookmark-end text:name="DDE_LINK33"/> [sep string] optsep </text:p>
      <text:p text:style-name="P7"><text:soft-page-break/><text:s text:c="25"/><text:bookmark-start text:name="DDE_LINK37"/>(";" / "{" *unknown-statement "}") <text:bookmark-end text:name="DDE_LINK37"/></text:p>
      <text:p text:style-name="P7"/>
      <text:p text:style-name="Standard">when-stmt <text:s text:c="13"/>= when-keyword sep string stmtend </text:p>
      <text:p text:style-name="Standard"/>
      <text:p text:style-name="Standard">rpc-stmt <text:s text:c="14"/>= rpc-keyword sep 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input-stmt stmtsep] </text:p>
      <text:p text:style-name="Standard"><text:s text:c="30"/>[output-stmt stmtsep] </text:p>
      <text:p text:style-name="Standard"><text:s text:c="26"/>"}") </text:p>
      <text:p text:style-name="Standard"/>
      <text:p text:style-name="Standard">input-stmt <text:s text:c="12"/>= in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output-stmt <text:s text:c="11"/>= out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notification-stmt <text:s text:c="5"/>= notification-keyword sep </text:p>
      <text:p text:style-name="Standard"><text:s text:c="25"/>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oft-page-break/><text:s text:c="26"/>"}") </text:p>
      <text:p text:style-name="Standard"/>
      <text:p text:style-name="Standard">deviation-stmt <text:s text:c="8"/>= deviation-keyword sep </text:p>
      <text:p text:style-name="Standard"><text:s text:c="25"/>deviation-arg-str optsep </text:p>
      <text:p text:style-name="Standard"><text:s text:c="25"/>"{" stmtsep </text:p>
      <text:p text:style-name="Standard"><text:s text:c="29"/>;; these stmts can appear in any order </text:p>
      <text:p text:style-name="Standard"><text:s text:c="29"/>[description-stmt stmtsep] </text:p>
      <text:p text:style-name="Standard"><text:s text:c="29"/>[reference-stmt stmtsep] </text:p>
      <text:p text:style-name="Standard"><text:s text:c="29"/>(deviate-not-supported-stmt / </text:p>
      <text:p text:style-name="Standard"><text:s text:c="31"/>1*(deviate-add-stmt / </text:p>
      <text:p text:style-name="Standard"><text:s text:c="34"/>deviate-replace-stmt / </text:p>
      <text:p text:style-name="Standard"><text:s text:c="34"/>deviate-delete-stmt)) </text:p>
      <text:p text:style-name="Standard"><text:s text:c="25"/>"}" </text:p>
      <text:p text:style-name="Standard"/>
      <text:p text:style-name="Standard">deviation-arg-str <text:s text:c="5"/>= &lt; a string which matches the rule </text:p>
      <text:p text:style-name="Standard"><text:s text:c="27"/>deviation-arg &gt; </text:p>
      <text:p text:style-name="Standard"/>
      <text:p text:style-name="Standard">deviation-arg <text:s text:c="9"/>= absolute-schema-nodeid </text:p>
      <text:p text:style-name="Standard"/>
      <text:p text:style-name="Standard">deviate-not-supported-stmt = </text:p>
      <text:p text:style-name="Standard"><text:s text:c="25"/>deviate-keyword sep </text:p>
      <text:p text:style-name="Standard"><text:s text:c="25"/>not-supported-keyword optsep </text:p>
      <text:p text:style-name="Standard"><text:s text:c="25"/>(";" / </text:p>
      <text:p text:style-name="Standard"><text:s text:c="26"/>"{" stmtsep </text:p>
      <text:p text:style-name="Standard"><text:s text:c="26"/>"}") </text:p>
      <text:p text:style-name="Standard"/>
      <text:p text:style-name="Standard">deviate-add-stmt <text:s text:c="6"/>= deviate-keyword sep add-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deviate-delete-stmt <text:s text:c="3"/>= deviate-keyword sep delete-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oft-page-break/><text:s text:c="26"/>"}") </text:p>
      <text:p text:style-name="Standard"/>
      <text:p text:style-name="Standard">deviate-replace-stmt <text:s text:c="2"/>= deviate-keyword sep replace-keyword optsep </text:p>
      <text:p text:style-name="Standard"><text:s text:c="25"/>(";" / </text:p>
      <text:p text:style-name="Standard"><text:s text:c="25"/>"{" stmtsep </text:p>
      <text:p text:style-name="Standard"><text:s text:c="30"/>[type-stmt stmtsep] </text:p>
      <text:p text:style-name="Standard"><text:s text:c="30"/>[units-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 Ranges </text:p>
      <text:p text:style-name="Standard">range-arg-str <text:s text:c="9"/>= &lt; a string which matches the rule </text:p>
      <text:p text:style-name="Standard"><text:s text:c="27"/>range-arg &gt; </text:p>
      <text:p text:style-name="Standard"/>
      <text:p text:style-name="Standard">range-arg <text:s text:c="13"/>= range-part *(optsep "|" optsep range-part) </text:p>
      <text:p text:style-name="Standard"/>
      <text:p text:style-name="Standard">range-part <text:s text:c="12"/>= range-boundary </text:p>
      <text:p text:style-name="Standard"><text:s text:c="25"/>[optsep ".." optsep range-boundary] </text:p>
      <text:p text:style-name="Standard"/>
      <text:p text:style-name="Standard">range-boundary <text:s text:c="8"/>= neginf-keyword / posinf-keyword / </text:p>
      <text:p text:style-name="Standard"><text:s text:c="25"/>min-keyword / max-keyword / </text:p>
      <text:p text:style-name="Standard"><text:s text:c="25"/>decimal-value / float-value </text:p>
      <text:p text:style-name="Standard"/>
      <text:p text:style-name="P12">;; Lengths </text:p>
      <text:p text:style-name="Standard"/>
      <text:p text:style-name="Standard">length-arg-str <text:s text:c="8"/>= &lt; a string which matches the rule </text:p>
      <text:p text:style-name="Standard"><text:s text:c="27"/>length-arg &gt; </text:p>
      <text:p text:style-name="Standard"/>
      <text:p text:style-name="Standard">length-arg <text:s text:c="12"/>= length-part *(optsep "|" optsep length-part) </text:p>
      <text:p text:style-name="Standard"/>
      <text:p text:style-name="Standard">length-part <text:s text:c="11"/>= length-boundary </text:p>
      <text:p text:style-name="Standard"><text:s text:c="25"/>[optsep ".." optsep length-boundary] </text:p>
      <text:p text:style-name="Standard"/>
      <text:p text:style-name="Standard">length-boundary <text:s text:c="7"/>= min-keyword / max-keyword / </text:p>
      <text:p text:style-name="Standard"><text:s text:c="25"/>non-negative-decimal-value </text:p>
      <text:p text:style-name="Standard"><text:s/></text:p>
      <text:p text:style-name="P12">;; Date </text:p>
      <text:p text:style-name="P7">date-arg-str <text:s text:c="10"/>= &lt; a string which matches the rule </text:p>
      <text:p text:style-name="P7"><text:s text:c="27"/>date-arg &gt; </text:p>
      <text:p text:style-name="P7"/>
      <text:p text:style-name="P7">date-arg <text:s text:c="14"/>= 4DIGIT "-" 2DIGIT "-" 2DIGIT </text:p>
      <text:p text:style-name="P15">ISSUE:</text:p>
      <text:p text:style-name="P15"><text:soft-page-break/>1. date validation is not compelete, for example, <text:s text:c="2"/>such date = 2009-02-30 is considered as valid (any month that has less than 32 days is considered as valid);</text:p>
      <text:p text:style-name="Standard"/>
      <text:p text:style-name="P12">;; Schema Node Identifiers </text:p>
      <text:p text:style-name="Standard">schema-nodeid <text:s text:c="9"/>= absolute-schema-nodeid / </text:p>
      <text:p text:style-name="Standard"><text:s text:c="25"/>relative-schema-nodeid </text:p>
      <text:p text:style-name="Standard"/>
      <text:p text:style-name="Standard">absolute-schema-nodeid </text:p>
      <text:p text:style-name="Standard"><text:s text:c="23"/>=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text:p>
      <text:p text:style-name="Standard"><text:s text:c="23"/>= node-identifier </text:p>
      <text:p text:style-name="Standard"><text:s text:c="25"/>absolute-schema-nodeid </text:p>
      <text:p text:style-name="Standard"/>
      <text:p text:style-name="Standard">node-identifier <text:s text:c="7"/>= [prefix ":"] identifier </text:p>
      <text:p text:style-name="Standard"/>
      <text:p text:style-name="Standard"/>
      <text:p text:style-name="P12">;; Instance Identifiers </text:p>
      <text:p text:style-name="Standard"/>
      <text:p text:style-name="Standard">instance-identifier-str </text:p>
      <text:p text:style-name="Standard"><text:s text:c="23"/>= &lt; a string which matches the rule </text:p>
      <text:p text:style-name="Standard"><text:s text:c="27"/>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p>
      <text:p text:style-name="Standard"><text:s text:c="25"/>(("." / "..") "/" </text:p>
      <text:p text:style-name="Standard"><text:s text:c="26"/>*relative-instid) </text:p>
      <text:p text:style-name="Standard"/>
      <text:p text:style-name="Standard">descendant-instid <text:s text:c="5"/>= node-identifier *predicate </text:p>
      <text:p text:style-name="Standard"><text:s text:c="25"/>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2">;; leafref path </text:p>
      <text:p text:style-name="Standard"><text:soft-page-break/>path-arg-str <text:s text:c="10"/>= &lt; a string which matches the rule </text:p>
      <text:p text:style-name="Standard"><text:s text:c="27"/>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text:p>
      <text:p text:style-name="Standard"><text:s text:c="25"/>[*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text:p>
      <text:p text:style-name="Standard"><text:s text:c="25"/>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2">;;; Keywords, using abnfgen's syntax for case-sensitive strings </text:p>
      <text:p text:style-name="Standard"/>
      <text:p text:style-name="P12"><text:bookmark-start text:name="DDE_LINK1"/>;; statment keywords <text:bookmark-end text:name="DDE_LINK1"/></text:p>
      <text:p text:style-name="Standard"><text:span text:style-name="T7">anyxml-keyword <text:s text:c="8"/>= 'anyxml'</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enum' </text:p>
      <text:p text:style-name="P7">error-app-tag-keyword <text:s/>= 'error-app-tag' </text:p>
      <text:p text:style-name="P7">error-message-keyword <text:s/>= 'error-message'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text:soft-page-break/>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if-feature'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leaf-list' </text:p>
      <text:p text:style-name="P7">length-keyword <text:s text:c="8"/>= 'length' </text:p>
      <text:p text:style-name="P7">list-keyword <text:s text:c="10"/>= 'list' </text:p>
      <text:p text:style-name="P7">mandatory-keyword <text:s text:c="5"/>= 'mandatory' </text:p>
      <text:p text:style-name="P7">max-elements-keyword <text:s text:c="2"/>= 'max-elements'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ordered-by'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7"/><text:bookmark-start text:name="DDE_LINK26"/>yang-version<text:bookmark-end text:name="DDE_LINK27"/><text:bookmark-end text:name="DDE_LINK26"/>' </text:p>
      <text:p text:style-name="P7"><text:bookmark-start text:name="DDE_LINK79"/>yin-element-keyword <text:s text:c="3"/>= 'yin-element' <text:bookmark-end text:name="DDE_LINK79"/></text:p>
      <text:p text:style-name="Standard"/>
      <text:p text:style-name="P12">;; other keywords </text:p>
      <text:p text:style-name="Standard">add-keyword <text:s text:c="11"/>= 'add' </text:p>
      <text:p text:style-name="P7"><text:soft-page-break/>current-keyword <text:s text:c="7"/>= 'current' </text:p>
      <text:p text:style-name="Standard">delete-keyword <text:s text:c="8"/>= 'delete' </text:p>
      <text:p text:style-name="P7">deprecated-keyword <text:s text:c="4"/>= '<text:span text:style-name="T8">deprecated</text:span>' </text:p>
      <text:p text:style-name="Standard"><text:span text:style-name="T7">false-keyword <text:s text:c="9"/>= 'false'</text:span> </text:p>
      <text:p text:style-name="Standard">max-keyword <text:s text:c="11"/>= 'max' </text:p>
      <text:p text:style-name="Standard">min-keyword <text:s text:c="11"/>= 'min' </text:p>
      <text:p text:style-name="Standard">nan-keyword <text:s text:c="11"/>= 'NaN' </text:p>
      <text:p text:style-name="Standard">neginf-keyword <text:s text:c="8"/>= '-INF' </text:p>
      <text:p text:style-name="Standard">not-supported-keyword <text:s/>= 'not-supported' </text:p>
      <text:p text:style-name="P7">obsolete-keyword <text:s text:c="6"/>= 'obsolete' </text:p>
      <text:p text:style-name="Standard">posinf-keyword <text:s text:c="8"/>= 'INF' </text:p>
      <text:p text:style-name="Standard">replace-keyword <text:s text:c="7"/>= 'replace' </text:p>
      <text:p text:style-name="Standard">system-keyword <text:s text:c="8"/>= 'system' </text:p>
      <text:p text:style-name="P7">true-keyword <text:s text:c="10"/>= 'true' </text:p>
      <text:p text:style-name="Standard">unbounded-keyword <text:s text:c="5"/>= 'unbounded' </text:p>
      <text:p text:style-name="Standard">user-keyword <text:s text:c="10"/>= 'user' </text:p>
      <text:p text:style-name="Standard"/>
      <text:p text:style-name="Standard">current-function-invocation = current-keyword *WSP "(" *WSP ")" </text:p>
      <text:p text:style-name="Standard"/>
      <text:p text:style-name="P12">;; Basic Rules </text:p>
      <text:p text:style-name="Standard"/>
      <text:p text:style-name="P7">prefix-arg-str <text:s text:c="8"/>= &lt; a string which matches the rule </text:p>
      <text:p text:style-name="P7"><text:s text:c="27"/>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text:p>
      <text:p text:style-name="P7"><text:s text:c="27"/>identifier-arg &gt; </text:p>
      <text:p text:style-name="Standard"/>
      <text:p text:style-name="P7">identifier-arg <text:s text:c="8"/>= identifier </text:p>
      <text:p text:style-name="Standard"/>
      <text:p text:style-name="P7"><text:bookmark-start text:name="DDE_LINK18"/>identifier <text:s text:c="12"/>= (ALPHA / "_") </text:p>
      <text:p text:style-name="P7"><text:s text:c="25"/>*(ALPHA / DIGIT / "_" / "-" / ".") </text:p>
      <text:p text:style-name="P7"><text:bookmark-end text:name="DDE_LINK18"/></text:p>
      <text:p text:style-name="P14">identifier-ref-arg-str = &lt; a string which matches the rule </text:p>
      <text:p text:style-name="P14"><text:s text:c="27"/>identifier-ref-arg &gt; </text:p>
      <text:p text:style-name="Standard"><text:s/></text:p>
      <text:p text:style-name="Standard">identifier-ref-arg <text:s text:c="4"/>= [prefix ":"] identifier </text:p>
      <text:p text:style-name="Standard"/>
      <text:p text:style-name="P7">string <text:s text:c="16"/>= &lt; an unquoted string as returned by </text:p>
      <text:p text:style-name="P7"><text:s text:c="27"/>the scanner &gt; </text:p>
      <text:p text:style-name="P7"/>
      <text:p text:style-name="Standard">decimal-value <text:s text:c="9"/>= ("-" non-negative-decimal-value) <text:s/>/ </text:p>
      <text:p text:style-name="Standard"><text:s text:c="26"/>non-negative-decimal-value </text:p>
      <text:p text:style-name="Standard"><text:soft-page-break/></text:p>
      <text:p text:style-name="Standard">non-negative-decimal-value = "0" / positive-decimal-value </text:p>
      <text:p text:style-name="Standard"/>
      <text:p text:style-name="Standard">positive-decimal-value = (non-zero-digit *DIGIT) </text:p>
      <text:p text:style-name="Standard"/>
      <text:p text:style-name="Standard">zero-decimal-value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WSP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4"/>
      <text:p text:style-name="P7"><text:bookmark-start text:name="DDE_LINK11"/>line-break <text:s text:c="12"/>= CRLF / LF <text:bookmark-end text:name="DDE_LINK11"/></text:p>
      <text:p text:style-name="Standard"/>
      <text:p text:style-name="Standard">non-zero-digit <text:s text:c="8"/>= %x31-39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2">;; </text:p>
      <text:p text:style-name="P12">;;<text:bookmark-start text:name="DDE_LINK6"/> <text:bookmark-start text:name="DDE_LINK7"/>RFC 4234 core rules. <text:bookmark-end text:name="DDE_LINK6"/><text:bookmark-end text:name="DDE_LINK7"/></text:p>
      <text:p text:style-name="P12">;; </text:p>
      <text:p text:style-name="P12"/>
      <text:p text:style-name="P7"><text:bookmark-start text:name="DDE_LINK8"/><text:bookmark-start text:name="DDE_LINK4"/>ALPHA <text:s text:c="17"/>= %x41-5A / %x61-7A </text:p>
      <text:p text:style-name="P7"><text:s text:c="25"/>; A-Z / a-z </text:p>
      <text:p text:style-name="P7"><text:bookmark-end text:name="DDE_LINK8"/><text:bookmark-end text:name="DDE_LINK4"/></text:p>
      <text:p text:style-name="P7"><text:bookmark-start text:name="DDE_LINK5"/>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text:soft-page-break/></text:p>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3">NOTE: in our code it is defined as 0x21-0xFF</text:p>
      <text:p text:style-name="P7"/>
      <text:p text:style-name="P7">WSP <text:s text:c="19"/>= SP / HTAB </text:p>
      <text:p text:style-name="P7"><text:s text:c="25"/>; white space </text:p>
      <text:p text:style-name="P1"/>
      <text:p text:style-name="P1">;; <text:s/>Built-in types</text:p>
      <text:p text:style-name="P8"><text:s/>+---------------------+-------------+-------------------------------+</text:p>
      <text:p text:style-name="P8"><text:s text:c="3"/>| Name <text:s text:c="15"/><text:tab/>| Type <text:s text:c="7"/><text:tab/>| Description <text:s text:c="18"/><text:tab/>|</text:p>
      <text:p text:style-name="P8"><text:s text:c="3"/>+---------------------+-------------+-------------------------------+</text:p>
      <text:p text:style-name="P10"><text:s text:c="3"/>| binary <text:s text:c="13"/><text:tab/>| Text <text:s text:c="7"/><text:tab/>| Any binary data <text:s text:c="14"/><text:tab/>|</text:p>
      <text:p text:style-name="P10"><text:s text:c="3"/>| bits <text:s text:c="15"/><text:tab/>| Text/Number | A set of bits or flags <text:s text:c="7"/><text:tab/>|</text:p>
      <text:p text:style-name="P10"><text:s text:c="3"/>| boolean <text:s text:c="12"/><text:tab/>| Text <text:s text:c="7"/><text:tab/>| "true" or "false" <text:s text:c="12"/><text:tab/>|</text:p>
      <text:p text:style-name="P10"><text:s text:c="3"/>| empty <text:s text:c="14"/><text:tab/>| Empty <text:s text:c="6"/><text:tab/>| A leaf that does not have an |</text:p>
      <text:p text:style-name="P10"><text:s text:c="3"/>| <text:s text:c="20"/><text:tab/>| <text:s text:c="12"/><text:tab/>| value <text:s text:c="24"/><text:tab/><text:tab/>|</text:p>
      <text:p text:style-name="P10"><text:s text:c="3"/>| enumeration <text:s text:c="8"/><text:tab/>| Text/Number | Enumerated strings with <text:s text:c="5"/>|</text:p>
      <text:p text:style-name="P10"><text:s text:c="3"/>| <text:s text:c="20"/><text:tab/>| <text:s text:c="12"/><text:tab/>| associated numeric values <text:s text:c="3"/>|</text:p>
      <text:p text:style-name="P10"><text:s text:c="3"/>| float32 <text:s text:c="12"/><text:tab/>| Number <text:s text:c="5"/><text:tab/>| 32-bit IEEE floating point <text:s text:c="3"/>|</text:p>
      <text:p text:style-name="P10"><text:s text:c="3"/>| <text:s text:c="20"/><text:tab/>| <text:s text:c="12"/><text:tab/>| real number <text:s text:c="18"/><text:tab/> |</text:p>
      <text:p text:style-name="P10"><text:s text:c="3"/>| float64 <text:s text:c="12"/><text:tab/>| Number <text:s text:c="5"/><text:tab/>| 64-bit IEEE floating point <text:s text:c="3"/>|</text:p>
      <text:p text:style-name="P10"><text:s text:c="3"/>| <text:s text:c="20"/><text:tab/>| <text:s text:c="12"/><text:tab/>| real number <text:s text:c="18"/><text:tab/> |</text:p>
      <text:p text:style-name="P8"><text:s text:c="3"/>| identityref <text:s text:c="8"/><text:tab/>| Text <text:s text:c="7"/><text:tab/>| A reference to an abstract <text:s text:c="5"/>|</text:p>
      <text:p text:style-name="P8"><text:s text:c="3"/>| <text:s text:c="20"/><text:tab/>| <text:s text:c="12"/><text:tab/>| identity <text:s text:c="21"/><text:tab/> | </text:p>
      <text:p text:style-name="P8"><text:s text:c="3"/>| instance-identifier <text:tab/>| Text <text:s text:c="7"/><text:tab/>| References a data tree node <text:s text:c="2"/>|</text:p>
      <text:p text:style-name="P10"><text:s text:c="3"/>| int8 <text:s text:c="15"/><text:tab/>| Number <text:s text:c="5"/><text:tab/>| 8-bit signed integer <text:s text:c="9"/><text:tab/> |</text:p>
      <text:p text:style-name="P10"><text:s text:c="3"/>| int16 <text:s text:c="14"/><text:tab/>| Number <text:s text:c="5"/><text:tab/>| 16-bit signed integer <text:s text:c="8"/><text:tab/> |</text:p>
      <text:p text:style-name="P10"><text:s text:c="3"/>| int32 <text:s text:c="14"/><text:tab/>| Number <text:s text:c="5"/><text:tab/>| 32-bit signed integer <text:s text:c="8"/><text:tab/> |</text:p>
      <text:p text:style-name="P10"><text:s text:c="3"/>| int64 <text:s text:c="14"/><text:tab/>| Number <text:s text:c="5"/><text:tab/>| 64-bit signed integer <text:s text:c="8"/><text:tab/>|</text:p>
      <text:p text:style-name="P10"><text:s text:c="3"/>| leafref <text:s text:c="12"/><text:tab/>| Text/Number | A reference to a leaf <text:s text:c="8"/><text:tab/>|</text:p>
      <text:p text:style-name="P10"><text:s text:c="3"/>| <text:s text:c="20"/><text:tab/>| <text:s text:c="12"/><text:tab/>| instance <text:s text:c="21"/><text:tab/>|</text:p>
      <text:p text:style-name="P10"><text:s text:c="3"/>| string <text:s text:c="13"/><text:tab/>| Text <text:s text:c="7"/><text:tab/>| Human readable string <text:s text:c="8"/>|</text:p>
      <text:p text:style-name="P10"><text:soft-page-break/><text:s text:c="3"/>| uint8 <text:s text:c="14"/><text:tab/>| Number <text:s text:c="5"/><text:tab/>| 8-bit unsigned integer <text:s text:c="7"/><text:tab/>|</text:p>
      <text:p text:style-name="P10"><text:s text:c="3"/>| uint16 <text:s text:c="13"/><text:tab/>| Number <text:s text:c="5"/><text:tab/>| 16-bit unsigned integer <text:s text:c="6"/><text:tab/>|</text:p>
      <text:p text:style-name="P10"><text:s text:c="3"/>| uint32 <text:s text:c="13"/><text:tab/>| Number <text:s text:c="5"/><text:tab/>| 32-bit unsigned integer <text:s text:c="6"/><text:tab/>|</text:p>
      <text:p text:style-name="P10"><text:s text:c="3"/>| uint64 <text:s text:c="13"/><text:tab/>| Number <text:s text:c="5"/><text:tab/>| 64-bit unsigned integer <text:s text:c="6"/><text:tab/>|</text:p>
      <text:p text:style-name="P8"><text:s text:c="3"/>| union <text:s text:c="14"/><text:tab/>| Text/Number | Choice of member types <text:s text:c="7"/>|</text:p>
      <text:p text:style-name="P8"><text:s text:c="3"/>+---------------------+-------------+-------------------------------+</text:p>
      <text:p text:style-name="P1"/>
      <text:p text:style-name="P1"/>
      <text:p text:style-name="P1">What is done:</text:p>
      <text:p text:style-name="P1"/>
      <text:p text:style-name="P1">Changed files:</text:p>
      <text:list text:style-name="WW8Num2">
        <text:list-item>
          <text:p text:style-name="P24">lib/Makefile.am – a flex generation parameter “-o &lt;filename&gt;.c” is added for debugging purpose;</text:p>
        </text:list-item>
        <text:list-item>
          <text:p text:style-name="P24">lib/scanner-yang.l – scanner for yang;</text:p>
        </text:list-item>
        <text:list-item>
          <text:p text:style-name="P24">lib/parser-yang.y – parser for yang;</text:p>
        </text:list-item>
        <text:list-item>
          <text:p text:style-name="P24">configure.in – yang tests added;</text:p>
        </text:list-item>
        <text:list-item>
          <text:p text:style-name="P24">test/Makefile.am – yang test added;</text:p>
        </text:list-item>
        <text:list-item>
          <text:p text:style-name="P24">test/parser-yang.test.in – yang test added;</text:p>
        </text:list-item>
        <text:list-item>
          <text:p text:style-name="P24">test/yang/* - yang.test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3-09T19:41:07</dc:date>
    <meta:editing-cycles>289</meta:editing-cycles>
    <meta:editing-duration>P2DT8H23M10S</meta:editing-duration>
    <meta:user-defined meta:name="Info 1"/>
    <meta:user-defined meta:name="Info 2"/>
    <meta:user-defined meta:name="Info 3"/>
    <meta:user-defined meta:name="Info 4"/>
    <meta:document-statistic meta:table-count="0" meta:image-count="0" meta:object-count="0" meta:page-count="25" meta:paragraph-count="884" meta:word-count="3972" meta:character-count="45317"/>
  </office:meta>
</office:document-meta>
</file>